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font-name="Liberation Serif1"/>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s<text:span text:style-name="T1">ō (Alex Loh, University of Texas at Austin)</text:span></text:p>
      <text:p text:style-name="Standard"/>
      <text:p text:style-name="Standard">Ensō is an external language workbench with both graphical and textual editing capabilities. Each language is defined by a <text:span text:style-name="T2">schema</text:span>, or the model of its internal representation, which can be rendered either textually via a grammar or graphically via the diagramming DSL, <text:span text:style-name="T2">stencil</text:span>. Behavioral semantics in Ensō are defined using model interpreters written in the Ruby programming language. Ensō executes on top of itself: internally, the various components of the workbench, including the schema, grammar and stencil languages, are implemented as a stack of self-describing Ensō DSLs. This conceptually elegant self-reflection also has the practical advantage of allowing application developers, toolsmiths, and even Ensō extension builders to share the same toolchain. The other key strength of Ensō is strong support for language reuse across domains. DSLs can be composed, extended or wrapped via inheritance, either directly or in a cross-cutting manner, enabling powerful reuse of its language library. Generic template languages, such as the command language, are routinely extended to served as the backbone for a family of languages.</text:p>
      <text:p text:style-name="Standard"/>
      <text:p text:style-name="Standard">For our CG2012 presentation, we constructed a system for controlling a central water heating system. This system consists of two parts: a heating controller DSL and a DSL for specifying piping and instrumentation diagram (P&amp;ID). We implemented both the textual and graphical editors for the two languages. Physical simulation of the P&amp;ID, as well as the behavior of the controller language, were written using our Ruby-based interpreter framework. We then reused the diagramming stencil language at the instance level to render the result of the simulation.</text:p>
      <text:p text:style-name="Standard"/>
      <text:p text:style-name="Standard">The name Ensō originates from Japanese Zen philosophy and is associated with the ideas of “absolute enlightenment, strength, elegance, the universe, and the void.” Its symbol is that of a circle, which embodies the self-describing nature and cyclic object graphs of our tool.</text:p>
      <text:p text:style-name="Standard"/>
      <text:p text:style-name="Standard"/>
      <text:p text:style-name="Standard"/>
      <text:p text:style-name="Standard">&lt;Short version&gt;</text:p>
      <text:p text:style-name="Standard">Ensō is an external language workbench with both graphical and textual editing capabilities. Behavioral semantics in Ensō are defined using model interpreters written in the Ruby programming language. Internally, the workbench is reflectively implemented as a stack of Ensō DSLs, allowing application developers and toolsmiths to share the same toolchain. Ensō has strong support for language reuse: DSLs can be composed, extended, or weaved as an aspect, so new DSLs can leverage the established library of languages. Ensō was named for a drawing of a circle from Zen philosophy, symbolizing “absolute enlightenment, the universe, and the void”, and in our context embodies the self-describing nature and cyclic object graphs of our tool.</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1T16:52:36</meta:creation-date>
    <dc:date>2012-03-02T11:05:12</dc:date>
    <meta:editing-duration>PT18H12M38S</meta:editing-duration>
    <meta:editing-cycles>4</meta:editing-cycles>
    <meta:generator>LibreOffice/3.4$Unix LibreOffice_project/340m1$Build-402</meta:generator>
    <meta:document-statistic meta:table-count="0" meta:image-count="0" meta:object-count="0" meta:page-count="1" meta:paragraph-count="6" meta:word-count="420" meta:character-count="2771" meta:non-whitespace-character-count="2355"/>
  </office:meta>
</office:document-meta>
</file>